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ENTITIES</text:span></text:p>
      <text:list xml:id="list8884025187412342455" text:style-name="L1">
        <text:list-item>
          <text:p text:style-name="P1">Accounts</text:p>
          <text:list>
            <text:list-item>
              <text:p text:style-name="P1">Automatic Generated</text:p>
            </text:list-item>
          </text:list>
        </text:list-item>
        <text:list-item>
          <text:p text:style-name="P1">Roles</text:p>
          <text:list>
            <text:list-item>
              <text:p text:style-name="P1">Automatic Generated</text:p>
            </text:list-item>
          </text:list>
        </text:list-item>
        <text:list-item>
          <text:p text:style-name="P1">Media</text:p>
          <text:list>
            <text:list-item>
              <text:p text:style-name="P1">resource link</text:p>
            </text:list-item>
            <text:list-item>
              <text:p text:style-name="P1">type</text:p>
            </text:list-item>
            <text:list-item>
              <text:p text:style-name="P1">name</text:p>
            </text:list-item>
            <text:list-item>
              <text:p text:style-name="P1">description</text:p>
            </text:list-item>
          </text:list>
        </text:list-item>
        <text:list-item>
          <text:p text:style-name="P1">Media_Types</text:p>
          <text:list>
            <text:list-item>
              <text:p text:style-name="P1">id</text:p>
            </text:list-item>
            <text:list-item>
              <text:p text:style-name="P1">name</text:p>
            </text:list-item>
          </text:list>
        </text:list-item>
        <text:list-item>
          <text:p text:style-name="P1">Content</text:p>
          <text:list>
            <text:list-item>
              <text:p text:style-name="P1">id</text:p>
            </text:list-item>
            <text:list-item>
              <text:p text:style-name="P1">author</text:p>
            </text:list-item>
            <text:list-item>
              <text:p text:style-name="P1">media</text:p>
            </text:list-item>
            <text:list-item>
              <text:p text:style-name="P1">title</text:p>
            </text:list-item>
            <text:list-item>
              <text:p text:style-name="P1">summary</text:p>
            </text:list-item>
            <text:list-item>
              <text:p text:style-name="P1">content</text:p>
            </text:list-item>
          </text:list>
        </text:list-item>
        <text:list-item>
          <text:p text:style-name="P1">Shows</text:p>
          <text:list>
            <text:list-item>
              <text:p text:style-name="P1">id</text:p>
            </text:list-item>
            <text:list-item>
              <text:p text:style-name="P1">name</text:p>
            </text:list-item>
            <text:list-item>
              <text:p text:style-name="P1">venue_d</text:p>
            </text:list-item>
            <text:list-item>
              <text:p text:style-name="P1">location</text:p>
            </text:list-item>
            <text:list-item>
              <text:p text:style-name="P1">date</text:p>
            </text:list-item>
            <text:list-item>
              <text:p text:style-name="P1">time</text:p>
            </text:list-item>
            <text:list-item>
              <text:p text:style-name="P1">age limits</text:p>
            </text:list-item>
            <text:list-item>
              <text:p text:style-name="P1">cost</text:p>
            </text:list-item>
            <text:list-item>
              <text:p text:style-name="P1">private/public</text:p>
            </text:list-item>
          </text:list>
        </text:list-item>
        <text:list-item>
          <text:p text:style-name="P1">Venue</text:p>
          <text:list>
            <text:list-item>
              <text:p text:style-name="P1">id</text:p>
            </text:list-item>
            <text:list-item>
              <text:p text:style-name="P1">name</text:p>
            </text:list-item>
            <text:list-item>
              <text:p text:style-name="P1">location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 Content</text:p>
          <text:list>
            <text:list-item>
              <text:p text:style-name="P1">id</text:p>
            </text:list-item>
            <text:list-item>
              <text:p text:style-name="P1">page</text:p>
            </text:list-item>
            <text:list-item>
              <text:p text:style-name="P1">content</text:p>
            </text:list-item>
            <text:list-item>
              <text:p text:style-name="P1">update_author</text:p>
            </text:list-item>
          </text:list>
        </text:list-item>
        <text:list-item>
          <text:p text:style-name="P1">Page Content Backup</text:p>
          <text:list>
            <text:list-item>
              <text:p text:style-name="P1">id</text:p>
            </text:list-item>
            <text:list-item>
              <text:p text:style-name="P1">page</text:p>
            </text:list-item>
            <text:list-item>
              <text:p text:style-name="P1">content</text:p>
            </text:list-item>
            <text:list-item>
              <text:p text:style-name="P1">update_auth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3-17T18:20:43.40</meta:creation-date>
    <meta:document-statistic meta:table-count="0" meta:image-count="0" meta:object-count="0" meta:page-count="1" meta:paragraph-count="45" meta:word-count="96" meta:character-count="371"/>
    <dc:date>2018-03-17T18:33:06.63</dc:date>
    <dc:creator>John Bell</dc:creator>
    <meta:editing-duration>PT12M24S</meta:editing-duration>
    <meta:editing-cycles>1</meta:editing-cycles>
    <meta:generator>OpenOffice/4.1.2$Win32 OpenOffice.org_project/412m3$Build-9782</meta:generator>
  </office:meta>
</office:document-meta>
</file>